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8" office:value-type="string" office:string-value="Transport Execution Plan Request. Details">
            <text:p>Transport Execution Plan Request. Details</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Request. UBL Version Identifier. Identifier">
            <text:p>Transport Execution Plan Request. UBL Vers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Request. Customization Identifier. Identifier">
            <text:p>Transport Execution Plan Request. Customiza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Request. Profile Identifier. Identifier">
            <text:p>Transport Execution Plan Request. Profile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Request. Profile Execution Identifier. Identifier">
            <text:p>Transport Execution Plan Request. Profile Execution Identifier.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Request. Identifier">
            <text:p>Transport Execution Plan Request.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Request. Version. Identifier">
            <text:p>Transport Execution Plan Request. Version.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current version of the Transport Execution Plan Request.">
            <text:p>An identifier for the current version of the Transport Execution Plan Request.</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Request. Copy_ Indicator. Indicator">
            <text:p>Transport Execution Plan Request. Copy_ Indicator. Indicato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Request. UUID. Identifier">
            <text:p>Transport Execution Plan Request. UUID. Identifier</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Request. Issue Date. Date">
            <text:p>Transport Execution Plan Request. Issue Date. Dat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Request. Issue Time. Time">
            <text:p>Transport Execution Plan Request. Issue Time. Tim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Request. Document Status Code. Code">
            <text:p>Transport Execution Plan Request. Document Status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Request.">
            <text:p>A code signifying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Request. Document Status Reason Code. Code">
            <text:p>Transport Execution Plan Request. Document Status Reason Code. Code</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Request. Document Status Reason Description. Text">
            <text:p>Transport Execution Plan Request. Document Status Reason Description.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associated with the status of the Transport Execution Plan Request.">
            <text:p>A reason associated with the status of the Transport Execution Plan Reques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Request. Note. Text">
            <text:p>Transport Execution Plan Request. Note.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Request. Transport User_ Remarks. Text">
            <text:p>Transport Execution Plan Request. Transport User_ Remarks. Text</text:p>
          </table:table-cell>
          <table:table-cell table:style-name="ce9" office:value-type="string" office:string-value=""/>
          <table:table-cell table:style-name="ce9" office:value-type="string" office:string-value="Transport Execution Plan Request">
            <text:p>Transport Execution Plan Request</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10" office:string-value="Transport Execution Plan Request. Sender_ Party. Party">
            <text:p>Transport Execution Plan Request. Sen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e Transport Execution Plan Request.">
            <text:p>The party send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10" office:string-value="Transport Execution Plan Request. Receiver_ Party. Party">
            <text:p>Transport Execution Plan Request. Receiv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e Transport Execution Plan Request.">
            <text:p>The party receiving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10" office:string-value="Transport Execution Plan Request. Transport User_ Party. Party">
            <text:p>Transport Execution Plan Request. Transport Us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s referenced in the Transport Execution Plan Request.">
            <text:p>The party request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10" office:string-value="Transport Execution Plan Request. Transport Service Provider_ Party. Party">
            <text:p>Transport Execution Plan Request. Transport Service Provider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providing the transport services referenced in the Transport Execution Plan Request.">
            <text:p>The party providing the transport services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10" office:string-value="Transport Execution Plan Request. Payee_ Party. Party">
            <text:p>Transport Execution Plan Request. Payee_ Party. Party</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that will pay for the transport service(s) referred to in a Transport Execution Plan.">
            <text:p>The party that will pay for the transport service(s) referred to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10" office:string-value="Transport Execution Plan Request. Signature">
            <text:p>Transport Execution Plan Request. Signature</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Request. Transport Execution Plan_ Document Reference. Document Reference">
            <text:p>Transport Execution Plan Request. Transport Execution Pla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Document.">
            <text:p>A reference to an original Transport Execution Plan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Request. Transport Service Description_ Document Reference. Document Reference">
            <text:p>Transport Execution Plan Request. Transport Service Description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10" office:string-value="Transport Execution Plan Request. Additional_ Document Reference. Document Reference">
            <text:p>Transport Execution Plan Request. Additional_ Document Reference. Document Referen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10" office:string-value="Transport Execution Plan Request. Transport_ Contract. Contract">
            <text:p>Transport Execution Plan Request. Transport_ Contract. Contract</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7]"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potential contract related to the Transport Execution Plan Request.">
            <text:p>A potential contract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10" office:string-value="Transport Execution Plan Request. Transport Service Provider Response Deadline_ Period. Period">
            <text:p>Transport Execution Plan Request. Transport Service Provider Response Deadlin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ransport Service Provider Response Deadline">
            <text:p>Transport Service Provider Response Deadline</text:p>
          </table:table-cell>
          <table:table-cell table:style-name="ce10" office:value-type="string" office:string-value=""/>
          <table:table-cell table:style-name="ce10" office:value-type="string" office:string-value=""/>
          <table:table-cell table:formula="of:=[.M28]"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10" office:string-value="Transport Execution Plan Request. Main_ Transportation Service. Transportation Service">
            <text:p>Transport Execution Plan Request. Main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29]"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he main transportation service referenced in the Transport Execution Plan Request.">
            <text:p>A description of the main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10" office:string-value="Transport Execution Plan Request. Additional_ Transportation Service. Transportation Service">
            <text:p>Transport Execution Plan Request. Additional_ Transportation Service. Transportation Service</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10" office:string-value="Transport Execution Plan Request. Service Start Time_ Period. Period">
            <text:p>Transport Execution Plan Request. Service Start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s referred to in the Transport Execution Plan Request must begin.">
            <text:p>The period within which the services referred to in the Transport Execution Plan Request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10" office:string-value="Transport Execution Plan Request. Service End Time_ Period. Period">
            <text:p>Transport Execution Plan Request. Service End Time_ Period. Period</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10" office:string-value="Transport Execution Plan Request. From_ Location. Location">
            <text:p>Transport Execution Plan Request. From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3]"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Request.">
            <text:p>The location of origin of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10" office:string-value="Transport Execution Plan Request. To_ Location. Location">
            <text:p>Transport Execution Plan Request. To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4]"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Request.">
            <text:p>The destination location for the transport service referenced in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10" office:string-value="Transport Execution Plan Request. At_ Location. Location">
            <text:p>Transport Execution Plan Request. At_ Location. Location</text:p>
          </table:table-cell>
          <table:table-cell table:style-name="ce10" office:value-type="string" office:string-value=""/>
          <table:table-cell office:value-type="string" table:style-name="ce10" office:string-value="Transport Execution Plan Request">
            <text:p>Transport Execution Plan Request</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5]"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10" office:string-value="Transport Execution Plan Request. Transport Execution Terms">
            <text:p>Transport Execution Plan Request. Transport Execution Terms</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Request.">
            <text:p>A description of terms and conditions related to the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10" office:string-value="Transport Execution Plan Request. Consignment">
            <text:p>Transport Execution Plan Request. Consignment</text:p>
          </table:table-cell>
          <table:table-cell table:style-name="ce10" office:value-type="string" office:string-value=""/>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